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text-properties fo:font-size="14pt" fo:font-weight="bold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size="12pt" fo:font-weight="bold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text-properties style:font-name="Nimbus Mono L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break-before="page"/>
      <style:text-properties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style:font-name="Nimbus Mono 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MBC_Utils user guide</text:p>
      <text:p text:style-name="P1">8/11/2009</text:p>
      <text:p text:style-name="P1">Matt Schmill</text:p>
      <text:p text:style-name="P3"/>
      <text:p text:style-name="P2"/>
      <text:p text:style-name="P4">Settings.cc</text:p>
      <text:p text:style-name="P5"><text:span text:style-name="T1"/></text:p>
      <text:p text:style-name="P5"><text:span text:style-name="T1">The settings package allows programmers to associate strings with values – either numerical, string, or boolean. These can be set and accessed at startup or thereafter. There is functionality for reading settings from files as well as parsing command-line arguments into the settings table so if the programmer parses the command line after reading default settings files, the command line can override any setting. </text:span></text:p>
      <text:p text:style-name="P5"><text:span text:style-name="T1"/></text:p>
      <text:p text:style-name="P5"><text:span text:style-name="T1">By convention, settings use the form </text:span><text:span text:style-name="T2">system.setting</text:span><text:span text:style-name="T3"> to allow various libraries and subsystems to maintain global settings that are distinct and safe from overwriting by other users of common names. </text:span></text:p>
      <text:p text:style-name="P5"><text:span text:style-name="T3">Each time a </text:span><text:span text:style-name="T2">setting</text:span><text:span text:style-name="T3"> is given a value, the settings package does its best to coerce the setting into a usable form for all supported types: int, double, bool, and string. These may be accessed using the following functions:</text:span></text:p>
      <text:p text:style-name="P5"><text:span text:style-name="T3"/></text:p>
      <text:p text:style-name="P7"><text:span text:style-name="T3"><text:s text:c="4"/>int <text:s text:c="3"/>getSysPropertyInt(string name,int def=0);</text:span></text:p>
      <text:p text:style-name="P7"><text:span text:style-name="T3"><text:s text:c="4"/>double getSysPropertyDouble(string name,double def=0);</text:span></text:p>
      <text:p text:style-name="P7"><text:span text:style-name="T3"><text:s text:c="4"/>bool <text:s text:c="2"/>getSysPropertyBool(string name,bool def=false);</text:span></text:p>
      <text:p text:style-name="P7"><text:span text:style-name="T3"><text:s text:c="4"/>string getSysPropertyString(string name,string def="none");</text:span></text:p>
      <text:p text:style-name="P5"><text:span text:style-name="T3"/></text:p>
      <text:p text:style-name="P5"><text:span text:style-name="T3">The default parameter specifies the value to return if the named setting has not been set.</text:span></text:p>
      <text:p text:style-name="P5"><text:span text:style-name="T3"/></text:p>
      <text:p text:style-name="P5"><text:span text:style-name="T3">Functions of note for setting based on user-supplied preferences:</text:span></text:p>
      <text:p text:style-name="P5"><text:span text:style-name="T3"/></text:p>
      <text:p text:style-name="P7"><text:span text:style-name="T3"><text:s text:c="4"/>void args2SysProperties(int argc, char** args);</text:span></text:p>
      <text:p text:style-name="P7"><text:span text:style-name="T3"> <text:s text:c="3"/>void args2SysProperties(int argc, char** args, string prefix);</text:span></text:p>
      <text:p text:style-name="P7"><text:span text:style-name="T3"/></text:p>
      <text:p text:style-name="P5"><text:span text:style-name="T3">Parses Unix-style command-line args to settings. The “prefix” variable will prepend the supplied string to any command-line argument that does not already follow the </text:span><text:span text:style-name="T2">system.setting</text:span><text:span text:style-name="T3"> convention. Command-line arguments are processed by this function if they are prefixed by two dashes.</text:span></text:p>
      <text:p text:style-name="P5"><text:span text:style-name="T3"/></text:p>
      <text:p text:style-name="P7"><text:span text:style-name="T3"><text:s text:c="4"/>void readPropertiesFromFile(const string&amp; complete_path,</text:span></text:p>
      <text:p text:style-name="P7"><text:span text:style-name="T3"><text:tab/><text:tab/><text:tab/><text:tab/>const string&amp; prefix);</text:span></text:p>
      <text:p text:style-name="P7"><text:span text:style-name="T3"><text:s text:c="4"/>void readPropertiesFromFile(const string&amp; complete_path);</text:span></text:p>
      <text:p text:style-name="P7"><text:span text:style-name="T3"><text:s text:c="4"/>void readSystemProps(const string&amp; sysname);</text:span></text:p>
      <text:p text:style-name="P7"><text:span text:style-name="T3"><text:s text:c="4"/>void readSystemPropsCWD(const string&amp; sysname);</text:span></text:p>
      <text:p text:style-name="P7"><text:span text:style-name="T3"><text:s text:c="4"/>void readSystemPropsInDir(const string&amp; dname,const string&amp; sysname);</text:span></text:p>
      <text:p text:style-name="P5"><text:span text:style-name="T3"/></text:p>
      <text:p text:style-name="P5"><text:span text:style-name="T3">These functions read system properties from files. <text:s/>The first two assume a complete path is supplied, and will prepend </text:span><text:span text:style-name="T2">prefix</text:span><text:span text:style-name="T3"> as above if settings are not qualified in the specified file. ReadSystemProps assumes that the file to be read is $(HOME)/.$(SYSNAME)_config. </text:span></text:p>
      <text:p text:style-name="P5"><text:span text:style-name="T3"/></text:p>
      <text:p text:style-name="P5"><text:span text:style-name="T3">Settings within the settings file should follow the following format:</text:span></text:p>
      <text:p text:style-name="P5"><text:span text:style-name="T3"/></text:p>
      <text:p text:style-name="P6"><text:span text:style-name="T1">system.setting = value</text:span></text:p>
      <text:p text:style-name="P6"><text:span text:style-name="T3"/></text:p>
      <text:p text:style-name="P6"><text:soft-page-break/><text:span text:style-name="T3">At times it may be desirable to have a library or subcompilation unit load its own settings file without requiring the application programmer to have to explicitly take care of it. For this purpose, a dummy class called systemPreInit is provided. The library programmer then need only create an instance of this object, supplying the system name, to attempt a system settings load at runtime:</text:span></text:p>
      <text:p text:style-name="P6"><text:span text:style-name="T3"/></text:p>
      <text:p text:style-name="P6"><text:span text:style-name="T3"><text:tab/></text:span><text:span text:style-name="T5">settings::systemPreInit mpi("mcl");</text:span></text:p>
      <text:p text:style-name="P6"><text:span text:style-name="T3"/></text:p>
      <text:p text:style-name="P6"><text:span text:style-name="T3"/></text:p>
      <text:p text:style-name="P8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11T14:17:13</meta:creation-date>
    <dc:date>2009-08-11T15:03:37</dc:date>
    <meta:editing-duration>PT00H46M26S</meta:editing-duration>
    <meta:editing-cycles>3</meta:editing-cycles>
    <meta:generator>OpenOffice.org/3.0$Unix OpenOffice.org_project/300m15$Build-9379</meta:generator>
    <meta:document-statistic meta:table-count="0" meta:image-count="0" meta:object-count="0" meta:page-count="3" meta:paragraph-count="27" meta:word-count="380" meta:character-count="2793"/>
    <meta:user-defined meta:name="Info 1"/>
    <meta:user-defined meta:name="Info 2"/>
    <meta:user-defined meta:name="Info 3"/>
    <meta:user-defined meta:name="Info 4"/>
  </office:meta>
</office:document-meta>
</file>